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derChainDTO.getProvi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ChainDTO.setProviders( List &lt; UniqueIDDTO &gt; provi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